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color="#ffffff" draw:fill-color="#cccccc" draw:textarea-vertical-align="middle"/>
    </style:style>
    <style:style style:name="gr2" style:family="graphic" style:parent-style-name="standard">
      <style:graphic-properties draw:fill-color="#00a933" draw:textarea-vertical-align="middl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fill-color="#158466" draw:textarea-vertical-align="middle"/>
      <style:paragraph-properties style:writing-mode="lr-tb"/>
    </style:style>
    <style:style style:name="gr5" style:family="graphic" style:parent-style-name="standard">
      <style:graphic-properties draw:textarea-vertical-align="middle"/>
      <style:paragraph-properties style:writing-mode="lr-tb"/>
    </style:style>
    <style:style style:name="gr6" style:family="graphic" style:parent-style-name="standard">
      <style:graphic-properties draw:fill-color="#ffffd7" draw:textarea-vertical-align="middle"/>
      <style:paragraph-properties style:writing-mode="lr-tb"/>
    </style:style>
    <style:style style:name="gr7" style:family="graphic" style:parent-style-name="standard">
      <style:graphic-properties draw:fill-color="#ffbf00" draw:textarea-vertical-align="middle"/>
      <style:paragraph-properties style:writing-mode="lr-tb"/>
    </style:style>
    <style:style style:name="gr8" style:family="graphic" style:parent-style-name="standard">
      <style:graphic-properties draw:fill-color="#b85c00" draw:textarea-vertical-align="middle"/>
      <style:paragraph-properties style:writing-mode="lr-tb"/>
    </style:style>
    <style:style style:name="P1" style:family="paragraph">
      <loext:graphic-properties draw:fill-color="#cccccc"/>
      <style:paragraph-properties fo:text-align="center"/>
    </style:style>
    <style:style style:name="P2" style:family="paragraph">
      <style:paragraph-properties fo:text-align="center"/>
    </style:style>
    <style:style style:name="P3" style:family="paragraph">
      <loext:graphic-properties draw:fill-color="#00a933"/>
      <style:paragraph-properties fo:text-align="center"/>
    </style:style>
    <style:style style:name="P4" style:family="paragraph">
      <loext:graphic-properties draw:fill="none" draw:fill-color="#ffffff"/>
    </style:style>
    <style:style style:name="P5" style:family="paragraph">
      <loext:graphic-properties draw:fill-color="#158466"/>
      <style:paragraph-properties fo:text-align="center"/>
    </style:style>
    <style:style style:name="P6" style:family="paragraph">
      <loext:graphic-properties draw:fill-color="#ffffd7"/>
      <style:paragraph-properties fo:text-align="center"/>
    </style:style>
    <style:style style:name="P7" style:family="paragraph">
      <loext:graphic-properties draw:fill-color="#ffbf00"/>
      <style:paragraph-properties fo:text-align="center"/>
    </style:style>
    <style:style style:name="P8" style:family="paragraph">
      <loext:graphic-properties draw:fill-color="#b85c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7.11cm" svg:height="8.401cm" svg:x="5.762cm" svg:y="-0.1cm" svg:viewBox="0 0 17111 8402" svg:d="M260 2177c-504 230-107 614-182 973-62 297-17 609 0 913 19 325 163 612 121 973-63 542 587 329 152 882-301 383 457 435 456 943-1 535 688 231 1034 395 487 230 677-663 1156-122 270 305 728 356 1125 396 393 40 798-30 1186 60 383 89 728 213 1095 365 374 155 713-80 1156 31 379 95 788-234 1186-91 357 128 767 13 1095 273 334 265 753-68 1003-273 331-271 772-230 1156-183 494 61 801 536 1369 517 330-11 651 70 973 152 465 118 845-292 1064-638 287-453 934-323 1125-882 133-388-125-641-30-1065 120-534 581-416 608-1064 19-448-56-700-121-1034-80-418 262-968-31-1278-422-446-80-818-182-1216-131-517-728-342-1156-456-358-96-677-274-1034-274-486 0-796-639-1125-274-505 560-755-50-1125-91-374-42-880 389-1308 0-458-417-966 519-1430 213-450-297-797 95-1307 152-517 57-874-64-1308 0-414 61-853-513-1247-304-458 243-654-326-1034-30l-274 304-273-304z">
          <text:p/>
        </draw:path>
        <draw:path draw:style-name="gr2" draw:text-style-name="P3" draw:layer="layout" svg:width="16.86cm" svg:height="6.698cm" svg:x="6.046cm" svg:y="6.048cm" svg:viewBox="0 0 16861 6699" svg:d="M0 31c316 130 651-43 973-30 343 14 637 333 1004 243 326-80 668-111 1004-91 434 25 875-45 1307 61 446 108 905 269 1369 182 447-84 846 131 1277 152 485 22 974 14 1460 0 396-12 787 54 1186 31 364-21 732 29 1095 0 411-33 789 145 1186 182 465 43 934-24 1399-61 393-32 787 4 1186-60 435-71 849 181 1277 243 401 58 631 403 852 730 246 365 400 821 182 1125-227 316-647 413-973 639-317 219-502 590-669 942-276 582 465 384 760 791 230 318 822 297 913 760 77 389-226 771-578 821-365 52-710-150-1065-212-380-66-746-142-1125-244-376-101-708-116-1064-121-500-7-991 122-1491 121-425-2-853-19-1277 0-328 14-648-74-973-30-338 45-676-116-1004 30-327 145-664 25-1003 31-416 7-844 72-1247-92-518-211-1095-237-1642-182-412 41-745-178-1126-243-360-61-790-161-973-487-206-368-426-722-608-1095-204-419-507-747-791-1095-253-310-542-700-365-1125l61-304 243-334 244-274z">
          <text:p text:style-name="P2">Wald der Giganten</text:p>
        </draw:path>
        <draw:frame draw:style-name="gr3" draw:text-style-name="P4" draw:layer="layout" svg:width="4.164cm" svg:height="0.962cm" svg:x="12.43cm" svg:y="4.175cm">
          <draw:text-box>
            <text:p>Totmannsruh</text:p>
          </draw:text-box>
        </draw:frame>
        <draw:path draw:style-name="gr4" draw:text-style-name="P5" draw:layer="layout" svg:width="6.04cm" svg:height="6.697cm" svg:x="3.055cm" svg:y="4.494cm" svg:viewBox="0 0 6041 6698" svg:d="M3088 6698c254-312 728-273 882-730 128-379 464-650 700-973 263-359 744-425 943-822 158-316 465-599 425-973-46-426-512-552-851-669-336-115-684-245-943-486-315-293-769-343-1034-669-243-299-389-679-669-943-285-266-685-475-1064-426-577 75-325 676-365 1064-35 340-37 662-183 1004-182 427-599 391-821 700-248 346-26 840 243 1064 347 290 232 641 456 973 221 327 169 736 426 1095 229 319 497 564 821 730l365 61z">
          <text:p text:style-name="P2">Wald der</text:p>
          <text:p text:style-name="P2">Stille</text:p>
        </draw:path>
        <draw:path draw:style-name="gr5" draw:text-style-name="P2" draw:layer="layout" svg:width="16.917cm" svg:height="7.341cm" svg:x="6.397cm" svg:y="10.207cm" svg:viewBox="0 0 16918 7342" svg:d="M1551 0c-327 274-699 488-1004 791-282 281-320 690-486 1034-221 458 228 621 213 1003-13 326-99 656 182 974 240 272-2 690 152 1034 137 306-74 645 243 942 305 286 663 397 1034 457 513 84 1025 156 1551 121 425-28 858 65 1278 0s837-138 1247-243c361-93 740-151 1094-61 459 117 886 252 1339 395 339 107 705 78 1034 213 411 169 684-60 1125 244 339 233 778 228 1186 334 406 105 814 140 1216 61 405-80 655-418 1034-547 394-134 712-425 1065-639 349-211 613-482 1125-548 400-51 563-610 669-1003 97-355 115-774-91-1095-225-350-433-716-700-1034-247-295-698-321-973-578-376-352-841-322-1216-608-309-236-714-118-1065-91-377 29-731 183-1095 273-367 91-723 237-1094 305-374 68-747-33-1126-61-319-23-622-164-942-183-353-22-641-276-974-365-317-84-667-2-973 122-355 144-664 434-1064 456-354 19-715-42-1034-213-356-191-510-871-1034-578l-335 92-152 91z">
          <text:p text:style-name="P2">Weitluftebene</text:p>
        </draw:path>
        <draw:path draw:style-name="gr6" draw:text-style-name="P6" draw:layer="layout" svg:width="8.475cm" svg:height="14.27cm" svg:x="20.367cm" svg:y="3.556cm" svg:viewBox="0 0 8476 14271" svg:d="M2615 669c-307 208-589 467-669 912-70 389-644 640-547 1065 105 458-359 647-274 1064 83 401 272 780 334 1186 51 337 453 623 92 973-357 346-770 116-1156 274-422 172-385 619-395 973-15 518 703 399 577 974-84 384 409 487 365 912-42 411-643 588-273 1034 248 299-110 805 182 1064 251 223 554 432 426 913-122 460-427 933 0 1307 330 289 616 632 1034 791 339 128 705 151 1064 152 419 2 896 64 1247-182 350-245 662-422 1004-700 349-284 575-611 821-943 244-330 353-772 669-1034 394-327 313-898 639-1216 370-361 593-745 699-1217 162-723-649-266-486-973 82-357 96-708 121-1064 22-307 225-570-30-943-181-266-8-629 91-943 217-688-804-187-334-912 299-461-600-613-274-1064 306-423 193-545-122-974-375-511 5-613-638-730-504-91-940-379-1491-456-368-51-228-533-882-699-608-155-672 295-1003-213l-213 122z">
          <text:p text:style-name="P2">Eversonn</text:p>
        </draw:path>
        <draw:path draw:style-name="gr7" draw:text-style-name="P7" draw:layer="layout" svg:width="6.919cm" svg:height="8.281cm" svg:x="1.383cm" svg:y="9.854cm" svg:viewBox="0 0 6920 8282" svg:d="M6494 2220c204-277 442-582 426-943-16-344-93-679-244-1004-177-380-716-366-821 61-104 416-593 488-882 760-236 221-616 291-973-60-220-216-647 30-912-183-331-266-709 31-1034 122-382 107-768 372-882 790-104 377-288 702-456 1065-159 342-29 634-213 943-204 340-223 773-92 1125s152 706 61 1034c-103 369-562 640-456 1064 85 347 202 687 456 973 304 344 714 327 1095 305 392-24 763-211 1156-244 354-30 643-79 1003-152 414-84 740-399 1156-517 356-101 861-199 943-608 66-337 44-647 61-1004 23-491-383-503-457-973-75-465 607-433 609-760 1-421-151-710-365-1034-258-390 205-706 365-1004l152-304 91 335 274 273z">
          <text:p text:style-name="P2">Astario</text:p>
        </draw:path>
        <draw:path draw:style-name="gr8" draw:text-style-name="P8" draw:layer="layout" svg:width="21.243cm" svg:height="5.566cm" svg:x="4.175cm" svg:y="15.433cm" svg:viewBox="0 0 21244 5567" svg:d="M4668 93c-406 0-813-10-1217 0-376 10-751 51-1125 69-408 20-651 312-1004 417-459 136-609 463-851 742-236 272-467 531-456 903 10 288-90 596 121 858 219 272 433 547 669 811 251 280 410 623 852 788 356 133 740 196 1095 324 325 118 649 256 1003 301 536 69 1048 178 1582 232 483 49 973 22 1460 24 435 1 870-8 1307-24 526-19 1055 24 1582 0 495-22 991-68 1490-92 507-25 1005-142 1520-116 572 29 1142-70 1703-162 482-80 964-156 1430-278 369-97 769-84 1155-116 415-35 830 13 1247-93 361-92 708-208 1065-301 536-140 863-489 1308-719 397-205 521-522 608-834 98-346-34-685-365-997-241-227-373-509-608-741-302-299-756-282-1126-510-291-179-727-38-1064-162l-304-70-396-231-121-116z">
          <text:p text:style-name="P2">Wüste des Infernos</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3T20:38:44.485765746</meta:creation-date>
    <dc:date>2023-03-23T21:40:54.457181593</dc:date>
    <meta:editing-duration>PT51M19S</meta:editing-duration>
    <meta:editing-cycles>1</meta:editing-cycles>
    <meta:document-statistic meta:object-count="8"/>
    <meta:generator>LibreOffice/7.3.7.2$Linux_X86_64 LibreOffice_project/30$Build-2</meta:generator>
  </office:meta>
</office:document-meta>
</file>